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a6accd" style:font-name="Droid Sans Mono" fo:font-size="10.5pt" fo:font-weight="normal" fo:background-color="#292d3e"/>
    </style:style>
    <style:style style:name="P2" style:family="paragraph" style:parent-style-name="Standard">
      <style:paragraph-properties style:line-height-at-least="0.503cm"/>
      <style:text-properties fo:color="#676e95" style:font-name="Droid Sans Mono" fo:font-size="10.5pt" fo:font-style="italic" fo:font-weight="normal" fo:background-color="#292d3e"/>
    </style:style>
    <style:style style:name="P3" style:family="paragraph" style:parent-style-name="Standard">
      <style:paragraph-properties style:line-height-at-least="0.503cm"/>
      <style:text-properties fo:color="#89ddff" style:font-name="Droid Sans Mono" fo:font-size="10.5pt" fo:font-weight="normal" fo:background-color="#292d3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a6accd" style:font-name="Droid Sans Mono" fo:font-size="10.5pt" fo:font-weight="normal" fo:background-color="#292d3e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P7" style:family="paragraph" style:parent-style-name="Standard">
      <style:paragraph-properties fo:break-before="page"/>
      <style:text-properties fo:color="#a6accd" style:font-name="Droid Sans Mono" fo:font-size="10.5pt" fo:font-weight="normal" fo:background-color="#292d3e"/>
    </style:style>
    <style:style style:name="T1" style:family="text">
      <style:text-properties fo:color="#ffcb6b"/>
    </style:style>
    <style:style style:name="T2" style:family="text">
      <style:text-properties fo:color="#89ddff"/>
    </style:style>
    <style:style style:name="T3" style:family="text">
      <style:text-properties fo:color="#89ddff" fo:font-style="italic"/>
    </style:style>
    <style:style style:name="T4" style:family="text">
      <style:text-properties fo:color="#b2ccd6"/>
    </style:style>
    <style:style style:name="T5" style:family="text">
      <style:text-properties fo:color="#82aaff"/>
    </style:style>
    <style:style style:name="T6" style:family="text">
      <style:text-properties fo:color="#c3e88d"/>
    </style:style>
    <style:style style:name="T7" style:family="text">
      <style:text-properties fo:color="#f78c6c"/>
    </style:style>
    <style:style style:name="T8" style:family="text">
      <style:text-properties fo:color="#c79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g</text:span><text:span text:style-name="T2">{</text:span></text:p>
      <text:p text:style-name="P1"><text:span text:style-name="T4">background-image</text:span><text:span text:style-name="T2">:</text:span> <text:span text:style-name="T5">url</text:span><text:span text:style-name="T2">("</text:span><text:span text:style-name="T6">../pictures/pen-nib.jpg</text:span><text:span text:style-name="T2">");</text:span></text:p>
      <text:p text:style-name="P1"><text:span text:style-name="T4">position</text:span><text:span text:style-name="T2">:</text:span> absolute<text:span text:style-name="T2">;</text:span></text:p>
      <text:p text:style-name="P1"><text:span text:style-name="T4">left</text:span><text:span text:style-name="T2">:</text:span> <text:span text:style-name="T7">0</text:span><text:span text:style-name="T2">;</text:span></text:p>
      <text:p text:style-name="P2">/*z-index: 1;*/</text:p>
      <text:p text:style-name="P1"><text:span text:style-name="T4">width</text:span><text:span text:style-name="T2">:</text:span> <text:span text:style-name="T7">100%</text:span><text:span text:style-name="T2">;</text:span></text:p>
      <text:p text:style-name="P1"><text:span text:style-name="T4">height</text:span><text:span text:style-name="T2">:</text:span> <text:span text:style-name="T7">80%</text:span><text:span text:style-name="T2">;</text:span></text:p>
      <text:p text:style-name="P1"><text:span text:style-name="T4">opacity</text:span><text:span text:style-name="T2">:</text:span> <text:span text:style-name="T7">.5</text:span><text:span text:style-name="T2">;</text:span></text:p>
      <text:p text:style-name="P1"><text:span text:style-name="T4">background-position</text:span><text:span text:style-name="T2">:</text:span> center center<text:span text:style-name="T2">;</text:span></text:p>
      <text:p text:style-name="P1"><text:span text:style-name="T4">background-size</text:span><text:span text:style-name="T2">:</text:span> cover<text:span text:style-name="T2">;</text:span></text:p>
      <text:p text:style-name="P3">}</text:p>
      <text:p text:style-name="P4"/>
      <text:p text:style-name="P1"><text:span text:style-name="T2">.</text:span><text:span text:style-name="T1">intro</text:span> <text:span text:style-name="T2">{</text:span></text:p>
      <text:p text:style-name="P1"><text:span text:style-name="T4">display</text:span><text:span text:style-name="T2">:</text:span> inline-block<text:span text:style-name="T2">;</text:span></text:p>
      <text:p text:style-name="P1"><text:span text:style-name="T4">margin</text:span><text:span text:style-name="T2">:</text:span> <text:span text:style-name="T7">20px</text:span><text:span text:style-name="T2">;</text:span></text:p>
      <text:p text:style-name="P1"><text:span text:style-name="T4">padding</text:span><text:span text:style-name="T2">:</text:span> <text:span text:style-name="T7">40px</text:span><text:span text:style-name="T2">;</text:span></text:p>
      <text:p text:style-name="P3">}</text:p>
      <text:p text:style-name="P4"/>
      <text:p text:style-name="P1"><text:span text:style-name="T1">p</text:span> <text:span text:style-name="T2">{</text:span></text:p>
      <text:p text:style-name="P1"><text:span text:style-name="T4">color</text:span><text:span text:style-name="T2">:</text:span>black<text:span text:style-name="T2">;</text:span></text:p>
      <text:p text:style-name="P1"><text:span text:style-name="T4">letter-spacing</text:span><text:span text:style-name="T2">:</text:span><text:span text:style-name="T7">.2em</text:span><text:span text:style-name="T2">;</text:span></text:p>
      <text:p text:style-name="P1"><text:span text:style-name="T4">font-size</text:span><text:span text:style-name="T2">:</text:span> <text:span text:style-name="T7">1em</text:span><text:span text:style-name="T2">;</text:span></text:p>
      <text:p text:style-name="P1"><text:span text:style-name="T4">padding</text:span><text:span text:style-name="T2">:</text:span> <text:span text:style-name="T7">1.5em</text:span> <text:span text:style-name="T7">0em</text:span><text:span text:style-name="T2">;</text:span></text:p>
      <text:p text:style-name="P1"><text:span text:style-name="T4">position</text:span><text:span text:style-name="T2">:</text:span> absolute<text:span text:style-name="T2">;</text:span></text:p>
      <text:p text:style-name="P2">/*top: 18%;*/</text:p>
      <text:p text:style-name="P1"><text:span text:style-name="T4">left</text:span><text:span text:style-name="T2">:</text:span> <text:span text:style-name="T7">50%</text:span><text:span text:style-name="T2">;</text:span></text:p>
      <text:p text:style-name="P1"><text:span text:style-name="T4">width</text:span><text:span text:style-name="T2">:</text:span> <text:span text:style-name="T7">40em</text:span><text:span text:style-name="T2">;</text:span></text:p>
      <text:p text:style-name="P1"><text:span text:style-name="T4">margin</text:span><text:span text:style-name="T2">:</text:span> <text:span text:style-name="T7">0</text:span> <text:span text:style-name="T7">0</text:span> <text:span text:style-name="T7">0</text:span> <text:span text:style-name="T7">-20em</text:span><text:span text:style-name="T2">;</text:span></text:p>
      <text:p text:style-name="P3">}</text:p>
      <text:p text:style-name="P5"><text:line-break/></text:p>
      <text:p text:style-name="P1"><text:span text:style-name="T3">@media</text:span> <text:span text:style-name="T2">only</text:span> screen <text:span text:style-name="T2">and</text:span> <text:span text:style-name="T2">(</text:span><text:span text:style-name="T1">max-width</text:span><text:span text:style-name="T2">:</text:span> <text:span text:style-name="T7">600px</text:span><text:span text:style-name="T2">)</text:span> <text:span text:style-name="T2">{</text:span></text:p>
      <text:p text:style-name="P2">/* For desktop: */</text:p>
      <text:p text:style-name="P1"><text:span text:style-name="T1">p</text:span><text:span text:style-name="T2">{</text:span></text:p>
      <text:p text:style-name="P1"><text:span text:style-name="T4">display</text:span><text:span text:style-name="T2">:</text:span> inline-block<text:span text:style-name="T2">;</text:span></text:p>
      <text:p text:style-name="P1"><text:span text:style-name="T4">font-size</text:span><text:span text:style-name="T2">:</text:span> <text:span text:style-name="T7">0.6em</text:span><text:span text:style-name="T2">;</text:span></text:p>
      <text:p text:style-name="P3">}</text:p>
      <text:p text:style-name="P3">}</text:p>
      <text:p text:style-name="Standard"/>
      <text:p text:style-name="P7"><text:span text:style-name="T2">.</text:span><text:span text:style-name="T1">header</text:span><text:span text:style-name="T2">{</text:span></text:p>
      <text:p text:style-name="P1"><text:span text:style-name="T4">width</text:span><text:span text:style-name="T2">:</text:span> <text:span text:style-name="T7">100%</text:span><text:span text:style-name="T2">;</text:span></text:p>
      <text:p text:style-name="P1"><text:span text:style-name="T4">margin</text:span><text:span text:style-name="T2">:</text:span> <text:span text:style-name="T7">0</text:span> auto<text:span text:style-name="T2">;</text:span></text:p>
      <text:p text:style-name="P1"><text:span text:style-name="T4">background-color</text:span><text:span text:style-name="T2">:</text:span> white<text:span text:style-name="T2">;</text:span></text:p>
      <text:p text:style-name="P3">}</text:p>
      <text:p text:style-name="P4"/>
      <text:p text:style-name="P1"><text:span text:style-name="T2">.</text:span><text:span text:style-name="T1">navigation</text:span> <text:span text:style-name="T1">ul</text:span> <text:span text:style-name="T2">{</text:span></text:p>
      <text:p text:style-name="P1"><text:span text:style-name="T4">list-style</text:span><text:span text:style-name="T2">:</text:span> none<text:span text:style-name="T2">;</text:span></text:p>
      <text:p text:style-name="P1"><text:span text:style-name="T4">text-align</text:span><text:span text:style-name="T2">:</text:span> center<text:span text:style-name="T2">;</text:span></text:p>
      <text:p text:style-name="P3">}</text:p>
      <text:p text:style-name="P6"/>
      <text:p text:style-name="P1"><text:span text:style-name="T2">.</text:span><text:span text:style-name="T1">navigation</text:span> <text:span text:style-name="T1">ul</text:span> <text:span text:style-name="T1">li</text:span> <text:span text:style-name="T2">{</text:span></text:p>
      <text:p text:style-name="P1"><text:span text:style-name="T4">display</text:span><text:span text:style-name="T2">:</text:span> inline-block<text:span text:style-name="T2">;</text:span></text:p>
      <text:p text:style-name="P3">}</text:p>
      <text:p text:style-name="P6"/>
      <text:p text:style-name="P1"><text:span text:style-name="T2">.</text:span><text:span text:style-name="T1">navigation</text:span> <text:span text:style-name="T1">ul</text:span> <text:span text:style-name="T1">li</text:span> <text:span text:style-name="T1">a</text:span> <text:span text:style-name="T2">{</text:span></text:p>
      <text:p text:style-name="P1"><text:span text:style-name="T4">display</text:span><text:span text:style-name="T2">:</text:span> block<text:span text:style-name="T2">;</text:span></text:p>
      <text:p text:style-name="P1"><text:span text:style-name="T4">padding</text:span><text:span text:style-name="T2">:</text:span> <text:span text:style-name="T7">40px</text:span><text:span text:style-name="T2">;</text:span></text:p>
      <text:p text:style-name="P1"><text:span text:style-name="T4">text-decoration</text:span><text:span text:style-name="T2">:</text:span> none<text:span text:style-name="T2">;</text:span></text:p>
      <text:p text:style-name="P1"><text:span text:style-name="T4">color</text:span><text:span text:style-name="T2">:</text:span>black<text:span text:style-name="T2">;</text:span></text:p>
      <text:p text:style-name="P1"><text:span text:style-name="T4">font-weight</text:span><text:span text:style-name="T2">:</text:span> <text:span text:style-name="T7">800</text:span><text:span text:style-name="T2">;</text:span></text:p>
      <text:p text:style-name="P1"><text:span text:style-name="T4">text-transform</text:span><text:span text:style-name="T2">:</text:span> uppercase<text:span text:style-name="T2">;</text:span></text:p>
      <text:p text:style-name="P1"><text:span text:style-name="T4">margin</text:span><text:span text:style-name="T2">:</text:span> <text:span text:style-name="T7">0</text:span> <text:span text:style-name="T7">10px</text:span><text:span text:style-name="T2">;</text:span></text:p>
      <text:p text:style-name="P3">}</text:p>
      <text:p text:style-name="P4"/>
      <text:p text:style-name="P1"><text:span text:style-name="T2">.</text:span><text:span text:style-name="T1">navigation</text:span> <text:span text:style-name="T1">ul</text:span> <text:span text:style-name="T1">li</text:span> <text:span text:style-name="T1">a</text:span><text:span text:style-name="T2">:</text:span><text:span text:style-name="T8">hover</text:span> <text:span text:style-name="T2">{</text:span></text:p>
      <text:p text:style-name="P1"><text:span text:style-name="T4">color</text:span><text:span text:style-name="T2">:</text:span> <text:span text:style-name="T2">#</text:span>C5C6C7<text:span text:style-name="T2">;</text:span></text:p>
      <text:p text:style-name="P1"><text:span text:style-name="T2">}</text:span> </text:p>
      <text:p text:style-name="P1"><text:span text:style-name="T3">@media</text:span> <text:span text:style-name="T2">(</text:span><text:span text:style-name="T1">min-width</text:span><text:span text:style-name="T2">:</text:span> <text:span text:style-name="T7">600px</text:span><text:span text:style-name="T2">){</text:span></text:p>
      <text:p text:style-name="P1"><text:span text:style-name="T1">li</text:span><text:span text:style-name="T2">{</text:span></text:p>
      <text:p text:style-name="P1"><text:span text:style-name="T4">display</text:span><text:span text:style-name="T2">:</text:span> block<text:span text:style-name="T2">;</text:span></text:p>
      <text:p text:style-name="P3">}</text:p>
      <text:p text:style-name="P3">}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16:23:25.333997601</meta:creation-date>
    <dc:date>2020-01-24T09:24:08.482387787</dc:date>
    <meta:editing-duration>PT16H50M33S</meta:editing-duration>
    <meta:editing-cycles>1</meta:editing-cycles>
    <meta:document-statistic meta:table-count="0" meta:image-count="0" meta:object-count="0" meta:page-count="2" meta:paragraph-count="64" meta:word-count="131" meta:character-count="885" meta:non-whitespace-character-count="815"/>
    <meta:generator>LibreOffice/6.3.4.2$Linux_X86_64 LibreOffice_project/30$Build-2</meta:generator>
  </office:meta>
</office:document-meta>
</file>